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13f" officeooo:paragraph-rsid="001ec13f"/>
    </style:style>
    <style:style style:name="P2" style:family="paragraph" style:parent-style-name="Standard">
      <style:text-properties officeooo:rsid="001ec13f" officeooo:paragraph-rsid="001fedba"/>
    </style:style>
    <style:style style:name="P3" style:family="paragraph" style:parent-style-name="Standard">
      <style:text-properties fo:font-weight="bold" officeooo:rsid="001ec13f" officeooo:paragraph-rsid="001ec13f" style:font-weight-asian="bold" style:font-weight-complex="bold"/>
    </style:style>
    <style:style style:name="P4" style:family="paragraph" style:parent-style-name="Standard">
      <style:text-properties officeooo:rsid="001fedba" officeooo:paragraph-rsid="001fedba"/>
    </style:style>
    <style:style style:name="P5" style:family="paragraph" style:parent-style-name="Standard">
      <style:text-properties fo:font-size="18pt" fo:font-weight="bold" officeooo:rsid="001ec13f" officeooo:paragraph-rsid="001ec13f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6pt" fo:font-weight="bold" officeooo:rsid="001ec13f" officeooo:paragraph-rsid="001ec13f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ec13f" officeooo:paragraph-rsid="001ec13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fedba" officeooo:paragraph-rsid="001fedba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URER LES SAUVEGARDES</text:p>
      <text:p text:style-name="P3"/>
      <text:p text:style-name="P6">Phase 2</text:p>
      <text:p text:style-name="P1"/>
      <text:p text:style-name="P7">1. ligne de commande pour les backup</text:p>
      <text:p text:style-name="P1"/>
      <text:p text:style-name="P1">mysqldump --user=admin --password=Afpa1234 GesCom &gt; backup_gescom.sql</text:p>
      <text:p text:style-name="P1"/>
      <text:p text:style-name="P1"><text:span text:style-name="T1">mysqldump</text:span> instruction</text:p>
      <text:p text:style-name="P1"/>
      <text:p text:style-name="P1"><text:span text:style-name="T1">--user=</text:span> configuration de l’utilisateur</text:p>
      <text:p text:style-name="P1"/>
      <text:p text:style-name="P1"><text:span text:style-name="T1">--password=</text:span> configuration du mot de passe de l’utilisateur précédemment renseigner</text:p>
      <text:p text:style-name="P1"/>
      <text:p text:style-name="P1"><text:span text:style-name="T1">GesCom </text:span><text:s/>nom de la base de donnée à sauvegarder</text:p>
      <text:p text:style-name="P1"/>
      <text:p text:style-name="P1"><text:span text:style-name="T1">&gt; backup_gescom.sql</text:span> nom donnée à la sauvegarde (backup + _nom de la base de donnnée)</text:p>
      <text:p text:style-name="P1"/>
      <text:p text:style-name="P8">2. Effectuer une backup</text:p>
      <text:p text:style-name="P4"/>
      <text:p text:style-name="P4">crée une base de donnée avec le nom pour accueillir la backup</text:p>
      <text:p text:style-name="P4"/>
      <text:p text:style-name="P8">3. Ligne de commandede restauration de la base de donnée</text:p>
      <text:p text:style-name="P4"/>
      <text:p text:style-name="P4">cat backup_gescom.sql | mysql --user=admin --password=Afpa1234 new_gescom </text:p>
      <text:p text:style-name="P1"/>
      <text:p text:style-name="P4"><text:span text:style-name="T1">cat + nom de la backup </text:span>sert à lire l’ensemble du fichier</text:p>
      <text:p text:style-name="P4"/>
      <text:p text:style-name="P4"><text:span text:style-name="T1">| </text:span>redirige vers la sortie de cat</text:p>
      <text:p text:style-name="P4"/>
      <text:p text:style-name="P4"><text:span text:style-name="T1">mysql </text:span>instruction SQL</text:p>
      <text:p text:style-name="P4"/>
      <text:p text:style-name="P2"><text:span text:style-name="T1">--user=</text:span> configuration de l’utilisateur</text:p>
      <text:p text:style-name="P2"/>
      <text:p text:style-name="P2"><text:span text:style-name="T1">--password=</text:span> configuration du mot de passe de l’utilisateur précédemment renseigner</text:p>
      <text:p text:style-name="P2"/>
      <text:p text:style-name="P4"><text:span text:style-name="T1">new_gescom</text:span> nom de la base de donnée servant à accueillirla backup (crée précédemment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02:59.590165601</meta:creation-date>
    <dc:date>2024-04-30T09:17:34.088863993</dc:date>
    <meta:editing-duration>PT14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49" meta:character-count="935" meta:non-whitespace-character-count="811"/>
  </office:meta>
</office:document-meta>
</file>